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079000001A5B2DC56F9C72559B8.png" manifest:media-type="image/png"/>
  <manifest:file-entry manifest:full-path="Pictures/1000020100000349000001069E2BBC9CF349830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209e7" officeooo:paragraph-rsid="000209e7"/>
    </style:style>
    <style:style style:name="P2" style:family="paragraph" style:parent-style-name="Text_20_body">
      <style:text-properties officeooo:rsid="000209e7" officeooo:paragraph-rsid="0005729d"/>
    </style:style>
    <style:style style:name="P3" style:family="paragraph" style:parent-style-name="Text_20_body">
      <style:text-properties officeooo:rsid="000209e7" officeooo:paragraph-rsid="000b34bc"/>
    </style:style>
    <style:style style:name="P4" style:family="paragraph" style:parent-style-name="Text_20_body">
      <style:text-properties officeooo:rsid="0005729d" officeooo:paragraph-rsid="0005729d"/>
    </style:style>
    <style:style style:name="P5" style:family="paragraph" style:parent-style-name="Text_20_body">
      <style:text-properties officeooo:rsid="00071bad" officeooo:paragraph-rsid="000e86cf"/>
    </style:style>
    <style:style style:name="P6" style:family="paragraph" style:parent-style-name="Text_20_body">
      <style:text-properties officeooo:paragraph-rsid="000fa4be"/>
    </style:style>
    <style:style style:name="P7" style:family="paragraph" style:parent-style-name="Text_20_body">
      <style:text-properties style:font-name="Courier New" officeooo:rsid="000fa4be" officeooo:paragraph-rsid="000fa4be"/>
    </style:style>
    <style:style style:name="P8" style:family="paragraph" style:parent-style-name="Heading">
      <style:text-properties officeooo:rsid="0005729d" officeooo:paragraph-rsid="0005729d"/>
    </style:style>
    <style:style style:name="P9" style:family="paragraph" style:parent-style-name="Heading">
      <style:text-properties officeooo:paragraph-rsid="000e86cf"/>
    </style:style>
    <style:style style:name="P10" style:family="paragraph" style:parent-style-name="Title">
      <style:text-properties officeooo:rsid="000209e7" officeooo:paragraph-rsid="000209e7"/>
    </style:style>
    <style:style style:name="P11" style:family="paragraph" style:parent-style-name="Text_20_body">
      <style:text-properties officeooo:rsid="0003a9b2" officeooo:paragraph-rsid="0005729d"/>
    </style:style>
    <style:style style:name="P12" style:family="paragraph" style:parent-style-name="Text_20_body">
      <style:text-properties officeooo:rsid="0008a71d" officeooo:paragraph-rsid="000b34bc"/>
    </style:style>
    <style:style style:name="T1" style:family="text">
      <style:text-properties fo:font-style="italic" style:font-style-asian="italic" style:font-style-complex="italic"/>
    </style:style>
    <style:style style:name="T2" style:family="text">
      <style:text-properties officeooo:rsid="0003a9b2"/>
    </style:style>
    <style:style style:name="T3" style:family="text">
      <style:text-properties officeooo:rsid="0008a71d"/>
    </style:style>
    <style:style style:name="T4" style:family="text">
      <style:text-properties officeooo:rsid="00093e2c"/>
    </style:style>
    <style:style style:name="T5" style:family="text">
      <style:text-properties officeooo:rsid="000e86cf"/>
    </style:style>
    <style:style style:name="T6" style:family="text">
      <style:text-properties fo:color="#0066ff"/>
    </style:style>
    <style:style style:name="T7" style:family="text">
      <style:text-properties fo:color="#669900"/>
    </style:style>
    <style:style style:name="T8" style:family="text">
      <style:text-properties fo:color="#808080"/>
    </style:style>
    <style:style style:name="T9" style:family="text">
      <style:text-properties style:font-name="Times New Roman"/>
    </style:style>
    <style:style style:name="T10" style:family="text">
      <style:text-properties style:font-name="Times New Roman" officeooo:rsid="00110099"/>
    </style:style>
    <style:style style:name="fr1" style:family="graphic" style:parent-style-name="Graphics">
      <style:graphic-properties style:vertical-pos="from-top" style:vertical-rel="paragraph" style:horizontal-pos="from-left" style:horizontal-rel="paragraph" style:mirror="none" fo:clip="rect(0in, -0.9016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alog Input Devices</text:p>
      <text:p text:style-name="P1"/>
      <text:p text:style-name="Heading">Introduction</text:p>
      <text:p text:style-name="Text_20_body"/>
      <text:p text:style-name="P2">An analog sensor is the simplest possible electonic sensing device. It generates a voltage that serves as an <text:span text:style-name="T1">anlogy</text:span> for the physical property which is being measured, <text:span text:style-name="T2">hence the name</text:span>. This class of devices includes thing like light sensor, temperature sensors, and position sensors. <text:span text:style-name="T2">For instance, with an analog temperature sensor, the device might generate an output voltage that varies from 0-3.3V as the temperature in the room varies from 0-100 °C. A microcontroller like the Arduino can measure this output voltage and preform calculations to determine the current temperature being measured. As you'll see illustrated bellow; the Analog layer provides an interface between the physical and digital worlds.</text:span></text:p>
      <text:p text:style-name="P2"/>
      <text:p text:style-name="P11"><draw:frame draw:style-name="fr1" draw:name="Image2" text:anchor-type="paragraph" svg:x="0.0201in" svg:y="0.05in" svg:width="2.1618in" svg:height="4.3854in" draw:z-index="0"><draw:image xlink:href="Pictures/1000020100000079000001A5B2DC56F9C72559B8.png" xlink:type="simple" xlink:show="embed" xlink:actuate="onLoad"/></draw:frame>1) This is the physical property in the real world we wish to measure, like the amount of light, the temperature, or position of some object.</text:p>
      <text:p text:style-name="P2"/>
      <text:p text:style-name="P2"/>
      <text:p text:style-name="P11"><text:line-break/>2) This is some electronic device light a photomultiplier, thermocouple, or potentiometer, that responds to the physical property and outputs a voltage based on its value.</text:p>
      <text:p text:style-name="P2"/>
      <text:p text:style-name="P2"/>
      <text:p text:style-name="P11"><text:line-break/>3) This is a device that measures the output voltage from the analog device and assigns it an digital value.<text:line-break/><text:line-break/><text:line-break/><text:line-break/><text:line-break/>4) The digital representation of the physical property is something apon which logic can be excuted. For instance, a digital thermostat can make descision to turn a heater on if the temperature drops below a certain value.</text:p>
      <text:p text:style-name="P2"/>
      <text:p text:style-name="P11">Its worth noting that even when we move on to digital sensors, this process is still accurate. A digital sensor integrates some number of analog devices and preforms the conversion to digital for you with some kind of onboard processor. <text:line-break/><text:line-break/></text:p>
      <text:p text:style-name="P2"><text:soft-page-break/></text:p>
      <text:p text:style-name="P8">Analog to Digital Conversion</text:p>
      <text:p text:style-name="P4"/>
      <text:p text:style-name="P5"><draw:frame draw:style-name="fr2" draw:name="Image1" text:anchor-type="paragraph" svg:x="-0.0209in" svg:y="0.9236in" svg:width="6.9252in" svg:height="2.1571in" draw:z-index="4"><draw:image xlink:href="Pictures/1000020100000349000001069E2BBC9CF3498302.png" xlink:type="simple" xlink:show="embed" xlink:actuate="onLoad"/></draw:frame>Most microcontrollers will posses a number of analog pins. These connect to a <text:span text:style-name="T3">device called an</text:span> Analog to Digital Converter <text:span text:style-name="T3">(ADC)</text:span>, which is often built right into the processor. <text:span text:style-name="T5">The ADC outputs a digital number by comparing the input voltage against the reference voltage and mapping that ratio a range of possible digital values.</text:span></text:p>
      <text:p text:style-name="P5"/>
      <text:p text:style-name="P5"><text:span text:style-name="T4">The ADC implements the following rule:<text:line-break/></text:span><text:span text:style-name="T4"><draw:frame draw:style-name="fr3" draw:name="Object1" text:anchor-type="as-char" svg:y="-0.0272in" svg:width="2.1102in" svg:height="0.3929in" draw:z-index="5"><draw:object xlink:href="./Object 1" xlink:type="simple" xlink:show="embed" xlink:actuate="onLoad"/><draw:image xlink:href="./ObjectReplacements/Object 1" xlink:type="simple" xlink:show="embed" xlink:actuate="onLoad"/><svg:desc>formula</svg:desc></draw:frame></text:span><text:span text:style-name="T4"><text:line-break/><text:line-break/>Where the input voltage is the voltage being read from the analog pin; he reference voltage is the highest voltage the pin can read; the output is the digital number the device outputs; and the resolution is the highest number the device can output. We can re-orgnazise this expression to give us the output. </text:span></text:p>
      <text:p text:style-name="P3"><text:span text:style-name="T3"><draw:frame draw:style-name="fr3" draw:name="Object2" text:anchor-type="as-char" svg:y="-0.4957in" svg:width="2.352in" svg:height="0.3937in" draw:z-index="1"><draw:object xlink:href="./Object 2" xlink:type="simple" xlink:show="embed" xlink:actuate="onLoad"/><draw:image xlink:href="./ObjectReplacements/Object 2" xlink:type="simple" xlink:show="embed" xlink:actuate="onLoad"/></draw:frame></text:span><text:span text:style-name="T3"><text:line-break/></text:span></text:p>
      <text:p text:style-name="P12">Arduino contains a 10-bit ADC, so it can ouput numbers that range from 0-1023. Any digital measurement it takes from any sensor will be expressed as some number in this range. The Arduino uses a reference voltage of 3.3V (by default). Input to the analog pins is compared to this voltage. If the input voltage was 1.20V:</text:p>
      <text:p text:style-name="P1"><draw:frame draw:style-name="fr3" draw:name="Object3" text:anchor-type="as-char" svg:y="-0.0791in" svg:width="1.3445in" svg:height="0.3937in" draw:z-index="2"><draw:object xlink:href="./Object 3" xlink:type="simple" xlink:show="embed" xlink:actuate="onLoad"/><draw:image xlink:href="./ObjectReplacements/Object 3" xlink:type="simple" xlink:show="embed" xlink:actuate="onLoad"/><svg:desc>formula</svg:desc></draw:frame></text:p>
      <text:p text:style-name="P1"><draw:frame draw:style-name="fr3" draw:name="Object4" text:anchor-type="as-char" svg:y="0.0146in" svg:width="0.9091in" svg:height="0.1846in" draw:z-index="3"><draw:object xlink:href="./Object 4" xlink:type="simple" xlink:show="embed" xlink:actuate="onLoad"/><draw:image xlink:href="./ObjectReplacements/Object 4" xlink:type="simple" xlink:show="embed" xlink:actuate="onLoad"/><svg:desc>formula</svg:desc></draw:frame></text:p>
      <text:p text:style-name="P1"/>
      <text:p text:style-name="P1"/>
      <text:p text:style-name="P1"/>
      <text:p text:style-name="P1"/>
      <text:p text:style-name="P9"><text:soft-page-break/>A<text:span text:style-name="T5">DU Conversion</text:span></text:p>
      <text:p text:style-name="P6"><text:line-break/><text:span text:style-name="T5">The number we get from the ADC is expressed in units called Analog to Ditigal Units or ADU. </text:span>In many cases <text:span text:style-name="T5">you may want to express the reading from a sensor in some kind of standard units. For instance, you may want to express temperature in °C. This step requires information about how the change in the physical property being measured effects the output voltage of the device. Some times this relationship can be very simple, and the voltage goes up linearly as the physical property goes up linearly. Often this relationship is more complicated and voltage changes non-linearly as the physical property changes. The information about this relationship can often be found in the manufacturer documents for the device you are utilizing. Because of variances in manufacturing processes, this relationship often has to be determined empirically by testing the sensor. <text:line-break/><text:line-break/>Here is an example of a function that converts the output in ADU for the TMP-36 temperature sensor into a value in °C:<text:line-break/><text:line-break/></text:span></text:p>
      <text:p text:style-name="P7"><text:span text:style-name="T6">float</text:span> calibrateSensor(<text:span text:style-name="T6">int</text:span> raw){</text:p>
      <text:p text:style-name="P7"><text:s text:c="2"/><text:span text:style-name="T6">float</text:span> y1 = 13; <text:span text:style-name="T8">//cold deg C</text:span></text:p>
      <text:p text:style-name="P7"><text:s text:c="2"/><text:span text:style-name="T6">float</text:span> y2 = 55; <text:span text:style-name="T8">//hot deg C</text:span></text:p>
      <text:p text:style-name="P7"><text:s text:c="2"/><text:span text:style-name="T6">float</text:span> x1 = 211; <text:span text:style-name="T8">//cold adu</text:span></text:p>
      <text:p text:style-name="P7"><text:s text:c="2"/><text:span text:style-name="T6">float</text:span> x2 = 372; <text:span text:style-name="T8">//hot adu</text:span></text:p>
      <text:p text:style-name="P7"><text:s text:c="2"/></text:p>
      <text:p text:style-name="P7"><text:s text:c="2"/><text:span text:style-name="T6">float</text:span> m = (y2-y1)/(x2-x1);</text:p>
      <text:p text:style-name="P7"><text:s text:c="2"/><text:span text:style-name="T6">float</text:span> b = y1 - m* x1;</text:p>
      <text:p text:style-name="P7"><text:s text:c="2"/><text:span text:style-name="T7">return</text:span> raw*m+b;</text:p>
      <text:p text:style-name="P7">}<text:line-break/><text:line-break/><text:span text:style-name="T9">This approach uses linear interpolation with two known points (which I measured by submerging the sensor in hot and cold water at known temperatures) to calibrate the output of the sensor from ADU into °C for any other temperatures. Because this device is linear, I can use a simple linear interpolation as shown above. </text:span><text:span text:style-name="T10">You can connect the TMP-36 similarly to how you connected the Light Sensor and run the included 'TempSensor' sketch to see this code in action. </text:span></text:p>
      <text:p text:style-name="P1"/>
      <text:p text:style-name="P1"/>
      <text:p text:style-name="P1"><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5S</meta:editing-duration>
    <meta:editing-cycles>4</meta:editing-cycles>
    <meta:generator>LibreOffice/5.2.1.2$Windows_x86 LibreOffice_project/31dd62db80d4e60af04904455ec9c9219178d620</meta:generator>
    <dc:date>2017-03-24T11:47:29.598000000</dc:date>
    <meta:document-statistic meta:table-count="0" meta:image-count="2" meta:object-count="4" meta:page-count="3" meta:paragraph-count="27" meta:word-count="725" meta:character-count="4343" meta:non-whitespace-character-count="360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row>
          <mi mathvariant="italic">input</mi>
          <mi mathvariant="italic">voltage</mi>
        </mrow>
        <mrow>
          <mi mathvariant="italic">reference</mi>
          <mi mathvariant="italic">voltage</mi>
        </mrow>
      </mfrac>
      <mo stretchy="false">=</mo>
      <mfrac>
        <mi mathvariant="italic">ouput</mi>
        <mi mathvariant="italic">resolution</mi>
      </mfrac>
    </mrow>
    <annotation encoding="StarMath 5.0">{input voltage} over {reference voltage}  =  {ouput} over {resolution}  </annotation>
  </semantics>
</math>
</file>

<file path=Object 2/content.xml><?xml version="1.0" encoding="utf-8"?>
<math xmlns="http://www.w3.org/1998/Math/MathML" display="block">
  <semantics>
    <mrow>
      <mi mathvariant="italic">output</mi>
      <mo stretchy="false">=</mo>
      <mfrac>
        <mrow>
          <mi mathvariant="italic">resolution</mi>
          <mo stretchy="false">∗</mo>
          <mrow>
            <mi mathvariant="italic">input</mi>
            <mi mathvariant="italic">voltage</mi>
          </mrow>
        </mrow>
        <mrow>
          <mi mathvariant="italic">reference</mi>
          <mi mathvariant="italic">voltage</mi>
        </mrow>
      </mfrac>
    </mrow>
    <annotation encoding="StarMath 5.0">output =  resolution *  {input voltage} over {reference voltage}  </annotation>
  </semantics>
</math>
</file>

<file path=Object 3/content.xml><?xml version="1.0" encoding="utf-8"?>
<math xmlns="http://www.w3.org/1998/Math/MathML" display="block">
  <semantics>
    <mrow>
      <mi mathvariant="italic">output</mi>
      <mo stretchy="false">=</mo>
      <mfrac>
        <mrow>
          <mn>1023</mn>
          <mo stretchy="false">∗</mo>
          <mn>1.2</mn>
        </mrow>
        <mn>3.3</mn>
      </mfrac>
    </mrow>
    <annotation encoding="StarMath 5.0">output =  1023 *  {1.2} over {3.3}  </annotation>
  </semantics>
</math>
</file>

<file path=Object 4/content.xml><?xml version="1.0" encoding="utf-8"?>
<math xmlns="http://www.w3.org/1998/Math/MathML" display="block">
  <semantics>
    <mrow>
      <mi mathvariant="italic">output</mi>
      <mo stretchy="false">=</mo>
      <mn>372</mn>
    </mrow>
    <annotation encoding="StarMath 5.0">output =  372</annotation>
  </semantics>
</math>
</file>